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7.3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row table:style-name="ro1">
          <table:table-cell table:style-name="ce15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Revision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Date Issue</text:p>
          </table:table-cell>
          <table:table-cell table:style-name="ce17" office:value-type="string" calcext:value-type="string">
            <text:p>2017-01-23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5" office:value-type="string" calcext:value-type="string">
            <text:p>Referenc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# Pins</text:p>
          </table:table-cell>
          <table:table-cell table:style-name="ce1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,C41-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CB or 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16"/>
        <table:table-column table:style-name="co8" table:default-cell-style-name="ce20"/>
        <table:table-column table:style-name="co9" table:default-cell-style-name="ce2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>
            <text:p>Identifier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# Pins</text:p>
          </table:table-cell>
          <table:table-cell table:style-name="ce15" office:value-type="string" calcext:value-type="string">
            <text:p>Vcc</text:p>
          </table:table-cell>
          <table:table-cell table:style-name="ce15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16" office:value-type="string" calcext:value-type="string">
            <text:p>8 MHz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16" office:value-type="string" calcext:value-type="string">
            <text:p>74LS0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16" office:value-type="string" calcext:value-type="string">
            <text:p>74LS06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16" office:value-type="string" calcext:value-type="string">
            <text:p>74LS04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16" office:value-type="float" office:value="68000" calcext:value-type="float">
            <text:p>68000</text:p>
          </table:table-cell>
          <table:table-cell table:style-name="ce16" office:value-type="float" office:value="64" calcext:value-type="float">
            <text:p>64</text:p>
          </table:table-cell>
          <table:table-cell table:style-name="ce21" office:value-type="string" calcext:value-type="string">
            <text:p>14,49</text:p>
          </table:table-cell>
          <table:table-cell table:style-name="ce21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16" office:value-type="string" calcext:value-type="string">
            <text:p>74LS08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16" office:value-type="string" calcext:value-type="string">
            <text:p>74LS32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16" office:value-type="string" calcext:value-type="string">
            <text:p>74LS32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16" office:value-type="string" calcext:value-type="string">
            <text:p>74LS32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16" office:value-type="string" calcext:value-type="string">
            <text:p>HM62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16" office:value-type="string" calcext:value-type="string">
            <text:p>28C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16" office:value-type="string" calcext:value-type="string">
            <text:p>HM62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16" office:value-type="string" calcext:value-type="string">
            <text:p>28C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16" office:value-type="string" calcext:value-type="string">
            <text:p>HM62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16" office:value-type="string" calcext:value-type="string">
            <text:p>28C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16" office:value-type="string" calcext:value-type="string">
            <text:p>HM62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16" office:value-type="string" calcext:value-type="string">
            <text:p>28C64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16" office:value-type="string" calcext:value-type="string">
            <text:p>74LS2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16" office:value-type="string" calcext:value-type="string">
            <text:p>74LS74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16" office:value-type="string" calcext:value-type="string">
            <text:p>74LS161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16" office:value-type="string" calcext:value-type="string">
            <text:p>74LS161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16" office:value-type="string" calcext:value-type="string">
            <text:p>74LS74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16" office:value-type="string" calcext:value-type="string">
            <text:p>74LS26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16" office:value-type="string" calcext:value-type="string">
            <text:p>74LS26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16" office:value-type="string" calcext:value-type="string">
            <text:p>74LS138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16" office:value-type="string" calcext:value-type="string">
            <text:p>25LS254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16" office:value-type="string" calcext:value-type="string">
            <text:p>74LS148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16" office:value-type="float" office:value="6850" calcext:value-type="float">
            <text:p>6850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16" office:value-type="float" office:value="6850" calcext:value-type="float">
            <text:p>6850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16" office:value-type="string" calcext:value-type="string">
            <text:p>MC14411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16" office:value-type="string" calcext:value-type="string">
            <text:p>74LS138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16" office:value-type="string" calcext:value-type="string">
            <text:p>74LS138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16" office:value-type="string" calcext:value-type="string">
            <text:p>74LS0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16" office:value-type="string" calcext:value-type="string">
            <text:p>74LS74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table:style-name="ce16" office:value-type="string" calcext:value-type="string">
            <text:p>74LS27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table:style-name="ce16" office:value-type="string" calcext:value-type="string">
            <text:p>74LS00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3:BOM.E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00-00-00</text:date>, <text:time style:data-style-name="N2" text:time-value="08:23:10.187953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6T08:23:02.352434575</dc:date>
    <meta:editing-duration>PT3H26M38S</meta:editing-duration>
    <meta:editing-cycles>173</meta:editing-cycles>
    <meta:generator>LibreOffice/6.0.3.2$Linux_X86_64 LibreOffice_project/00m0$Build-2</meta:generator>
    <meta:print-date>2017-05-26T23:07:50.869131084</meta:print-date>
    <meta:document-statistic meta:table-count="2" meta:cell-count="490" meta:object-count="0"/>
  </office:meta>
</office:document-meta>
</file>